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20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fo:min-height="10.4cm"/>
    </style:style>
    <style:style style:name="pr7" style:family="presentation" style:parent-style-name="Standard-title">
      <style:graphic-properties fo:min-height="19.563cm"/>
    </style:style>
    <style:style style:name="pr8" style:family="presentation" style:parent-style-name="Standard-title">
      <style:graphic-properties fo:min-height="3.506cm"/>
    </style:style>
    <style:style style:name="pr9" style:family="presentation" style:parent-style-name="Standard-outline1">
      <style:graphic-properties fo:min-height="12.373cm"/>
    </style:style>
    <style:style style:name="pr10" style:family="presentation" style:parent-style-name="Standard-outline1">
      <style:graphic-properties fo:min-height="16.829cm"/>
    </style:style>
    <style:style style:name="pr11" style:family="presentation" style:parent-style-name="Standard-outline1">
      <style:graphic-properties fo:min-height="13.859cm"/>
    </style:style>
    <style:style style:name="pr12" style:family="presentation" style:parent-style-name="Standard-title">
      <style:graphic-properties fo:min-height="21.627cm"/>
    </style:style>
    <style:style style:name="pr13" style:family="presentation" style:parent-style-name="Standard-title">
      <style:graphic-properties fo:min-height="9.451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4pt" style:font-size-asian="24pt" style:font-size-complex="24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text-properties fo:font-size="20pt" style:font-size-asian="20pt" style:font-size-complex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3333ff" fo:font-size="24pt" style:font-size-asian="24pt" style:font-size-complex="24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fo:font-size="40pt" style:text-underline-style="solid" style:text-underline-width="auto" style:text-underline-color="font-color" style:font-size-asian="40pt" style:font-size-complex="40pt"/>
    </style:style>
    <style:style style:name="T8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Bootstrap</text:p>
          </draw:text-box>
        </draw:frame>
        <draw:frame presentation:style-name="pr2" draw:layer="layout" svg:width="25.199cm" svg:height="13.859cm" svg:x="1.4cm" svg:y="4.914cm" presentation:class="subtitle">
          <draw:text-box>
            <text:p><text:a xlink:href="https://www.bootstrapcdn.com/">https://www.bootstrapcdn.com/</text:a></text:p>
            <text:p/>
            <text:p>Prendre les liens CDN et les copier dans le fichier HTML.</text:p>
            <text:p/>
            <text:p>Simple, non !!!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2" draw:layer="layout" svg:width="26.8cm" svg:height="20cm" svg:x="0.6cm" svg:y="0.4cm" presentation:class="title" presentation:user-transformed="true">
          <draw:text-box>
            <text:p text:style-name="P1"><text:span text:style-name="T1">&lt;head&gt;</text:span><text:span text:style-name="T1"><text:line-break/></text:span><text:span text:style-name="T1"> <text:s text:c="3"/>&lt;meta charset="UTF-8"&gt;</text:span><text:span text:style-name="T1"><text:line-break/></text:span><text:span text:style-name="T1"> <text:s text:c="3"/>&lt;meta http-equiv="X-UA-Compatible" content="IE=edge"&gt;</text:span><text:span text:style-name="T1"><text:line-break/></text:span><text:span text:style-name="T1"> <text:s text:c="3"/>&lt;meta name="viewport" content="width=device-width, initial-scale=1.0"&gt;</text:span><text:span text:style-name="T1"><text:line-break/></text:span><text:span text:style-name="T1"> <text:s text:c="3"/>&lt;title&gt;Document&lt;/title&gt;</text:span><text:span text:style-name="T1"><text:line-break/></text:span><text:span text:style-name="T1"><text:line-break/></text:span><text:span text:style-name="T1"> <text:s text:c="2"/></text:span><text:span text:style-name="T2"><text:s/>&lt;!-- CSS only --&gt;</text:span><text:span text:style-name="T2"><text:line-break/></text:span><text:span text:style-name="T2"> <text:s text:c="3"/>&lt;link href="https://cdn.jsdelivr.net/npm/bootstrap@5.1.3/dist/css/bootstrap.min.css" rel="stylesheet" </text:span><text:span text:style-name="T2"><text:line-break/></text:span><text:span text:style-name="T2"> <text:s text:c="3"/>integrity="sha384-1BmE4kWBq78iYhFldvKuhfTAU6auU8tT94WrHftjDbrCEXSU1oBoqyl2QvZ6jIW3" crossorigin="anonymous"&gt;</text:span><text:span text:style-name="T2"><text:line-break/></text:span><text:span text:style-name="T2"><text:line-break/></text:span><text:span text:style-name="T2"> <text:s text:c="3"/>&lt;link rel="stylesheet" href="https://cdn.jsdelivr.net/npm/bootstrap-icons@1.7.2/font/bootstrap-icons.css"&gt;</text:span><text:span text:style-name="T1"><text:line-break/></text:span><text:span text:style-name="T1"> <text:s text:c="3"/>&lt;!-- style css dans fichier <text:s/>--&gt;</text:span><text:span text:style-name="T1"><text:line-break/></text:span><text:span text:style-name="T1"> <text:s text:c="3"/>&lt;link rel="stylesheet" href="css/style_boutons.css"&gt;</text:span><text:span text:style-name="T1"><text:line-break/></text:span><text:span text:style-name="T1">&lt;/head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6" draw:layer="layout" svg:width="25.199cm" svg:height="10.4cm" svg:x="1.401cm" svg:y="4cm" presentation:class="title" presentation:user-transformed="true">
          <draw:text-box>
            <text:p>Attention !<text:line-break/><text:line-break/>On mettra toujours les liens CDN avant nos fichier CSS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7" draw:text-style-name="P1" draw:layer="layout" svg:width="25.199cm" svg:height="19.563cm" svg:x="1.4cm" svg:y="0.837cm" presentation:class="title" presentation:user-transformed="true">
          <draw:text-box>
            <text:p text:style-name="P1"><text:span text:style-name="T3"><text:s/></text:span><text:span text:style-name="T3">&lt;body&gt;</text:span><text:span text:style-name="T3"><text:line-break/></text:span><text:span text:style-name="T3"><text:tab/></text:span><text:span text:style-name="T3">.</text:span><text:span text:style-name="T3"><text:line-break/></text:span><text:span text:style-name="T3"><text:tab/></text:span><text:span text:style-name="T3">.</text:span><text:span text:style-name="T3"><text:line-break/></text:span><text:span text:style-name="T3"><text:tab/></text:span><text:span text:style-name="T3">.</text:span><text:span text:style-name="T3"><text:line-break/></text:span><text:span text:style-name="T4">&lt;script src="https://cdn.jsdelivr.net/npm/@popperjs/core@2.9.2/dist/umd/popper.min.js" integrity="sha384-IQsoLXl5PILFhosVNubq5LC7Qb9DXgDA9i+tQ8Zj3iwWAwPtgFTxbJ8NT4GN1R8p" crossorigin="anonymous"&gt;&lt;/script&gt;</text:span><text:span text:style-name="T4"><text:line-break/></text:span><text:span text:style-name="T3"><text:line-break/></text:span><text:span text:style-name="T3">&lt;/body&gt;</text:span>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8" draw:layer="layout" svg:width="25.199cm" svg:height="3.506cm" svg:x="1.4cm" svg:y="0.837cm" presentation:class="title">
          <draw:text-box>
            <text:p>https://bootswatch.com/</text:p>
          </draw:text-box>
        </draw:frame>
        <draw:frame presentation:style-name="pr9" draw:text-style-name="P4" draw:layer="layout" svg:width="25.199cm" svg:height="12.373cm" svg:x="1.4cm" svg:y="6.4cm" presentation:class="outline" presentation:user-transformed="true">
          <draw:text-box>
            <text:list text:style-name="L2">
              <text:list-header>
                <text:p text:style-name="P4">Pour ajouter un menu, boutons, Forms, card, etc...</text:p>
                <text:p text:style-name="P4">A personnaliser soit même en surchargeant le css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8" draw:layer="layout" svg:width="25.199cm" svg:height="3.506cm" svg:x="1.4cm" svg:y="0.837cm" presentation:class="title">
          <draw:text-box>
            <text:p>Les médias Query</text:p>
          </draw:text-box>
        </draw:frame>
        <draw:frame presentation:style-name="pr10" draw:layer="layout" svg:width="25.199cm" svg:height="16.829cm" svg:x="1.4cm" svg:y="4.914cm" presentation:class="outline" presentation:user-transformed="true">
          <draw:text-box>
            <text:list text:style-name="L2">
              <text:list-header>
                <text:p><text:span text:style-name="T1">PRINCIPALES RÈGLES MEDIA QUERY</text:span></text:p>
              </text:list-header>
              <text:list-item>
                <text:p><text:span text:style-name="T1">color : gestion de la couleur (en bits/pixel).</text:span></text:p>
              </text:list-item>
              <text:list-item>
                <text:p><text:span text:style-name="T1">height : hauteur de la zone d'affichage (fenêtre).</text:span></text:p>
              </text:list-item>
              <text:list-item>
                <text:p><text:span text:style-name="T1">width : largeur de la zone d'affichage (fenêtre).</text:span></text:p>
              </text:list-item>
              <text:list-item>
                <text:p><text:span text:style-name="T1">device-height : hauteur du périphérique.</text:span></text:p>
              </text:list-item>
              <text:list-item>
                <text:p><text:span text:style-name="T1">device-width : largeur du périphérique.</text:span></text:p>
              </text:list-item>
              <text:list-item>
                <text:p><text:span text:style-name="T1">orientation : orientation du périphérique (portrait ou paysage).</text:span></text:p>
              </text:list-item>
              <text:list-item>
                <text:p><text:span text:style-name="T1">media : type d'écran de sortie.</text:span></text:p>
              </text:list-item>
              <text:list-item>
                <text:p><text:span text:style-name="T1">Quelques-unes des valeurs possibles :</text:span></text:p>
              </text:list-item>
              <text:list-item>
                <text:p><text:span text:style-name="T1">screen : écran « classique » ;</text:span></text:p>
              </text:list-item>
              <text:list-item>
                <text:p><text:span text:style-name="T1">handheld : périphérique mobile ;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1" draw:layer="layout" svg:width="25.199cm" svg:height="13.859cm" svg:x="1.401cm" svg:y="3.2cm" presentation:class="outline" presentation:user-transformed="true">
          <draw:text-box>
            <text:list text:style-name="L2">
              <text:list-item>
                <text:p><text:span text:style-name="T1">print : impression ;</text:span></text:p>
              </text:list-item>
              <text:list-item>
                <text:p><text:span text:style-name="T1">tv : télévision ;</text:span></text:p>
              </text:list-item>
              <text:list-item>
                <text:p><text:span text:style-name="T1">projection : projecteur ;</text:span></text:p>
              </text:list-item>
              <text:list-item>
                <text:p><text:span text:style-name="T1">all : tous les types d'écran.</text:span></text:p>
              </text:list-item>
              <text:list-item>
                <text:p><text:span text:style-name="T1">Les règles peuvent être combinées à l'aide des mots suivants :</text:span></text:p>
              </text:list-item>
              <text:list-item>
                <text:p><text:span text:style-name="T1">only : « uniquement » ;</text:span></text:p>
              </text:list-item>
              <text:list-item>
                <text:p><text:span text:style-name="T1">and : « et » ;</text:span></text:p>
              </text:list-item>
              <text:list-item>
                <text:p><text:span text:style-name="T1">not : « non »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2" draw:text-style-name="P5" draw:layer="layout" svg:width="25.199cm" svg:height="21.627cm" svg:x="1.4cm" svg:y="1.987cm" presentation:class="title" presentation:user-transformed="true">
          <draw:text-box>
            <text:p>Exemple<text:line-break/><text:line-break/><text:span text:style-name="T5">Sur les écrans, quand la largeur de la fenêtre fait au maximum 1280px</text:span><text:line-break/><text:span text:style-name="T3">@media screen and (max-width: 1280px)</text:span><text:span text:style-name="T3"><text:line-break/></text:span><text:line-break/><text:span text:style-name="T6">Sur tous types d'écran, quand la largeur de la fenêtre est comprise entre 1024px et 1280px</text:span><text:line-break/><text:span text:style-name="T3">@media all and (min-width: 1024px) and (max-width: 1280px)</text:span><text:line-break/>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3" draw:text-style-name="P6" draw:layer="layout" svg:width="25.199cm" svg:height="9.451cm" svg:x="1.4cm" svg:y="3.113cm" presentation:class="title" presentation:user-transformed="true">
          <draw:text-box>
            <text:p><text:span text:style-name="T7">Sur les téléviseurs</text:span><text:span text:style-name="T8"><text:line-break/></text:span><text:span text:style-name="T8">@media tv</text:span><text:span text:style-name="T8"><text:line-break/></text:span><text:span text:style-name="T8"><text:line-break/></text:span><text:span text:style-name="T7">Sur tous types d'écrans orientés verticalement</text:span><text:span text:style-name="T8"><text:line-break/></text:span><text:span text:style-name="T8">@media all and (orientation: portrait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12-14T13:45:57.21</meta:creation-date>
    <meta:editing-duration>PT2H16M29S</meta:editing-duration>
    <meta:editing-cycles>10</meta:editing-cycles>
    <dc:date>2021-12-30T11:12:11.24</dc:date>
    <meta:generator>OpenOffice/4.1.10$Win32 OpenOffice.org_project/4110m2$Build-9807</meta:generator>
    <meta:document-statistic meta:object-count="51"/>
  </office:meta>
</office:document-meta>
</file>